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3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RAM PLANNING AND PROPOSAL WRITING </text:p>
      <text:p text:style-name="Title"/>
      <text:p text:style-name="Title">(Major Heading)</text:p>
      <text:list xml:id="list2295454203684928584" text:style-name="WW8Num3">
        <text:list-item>
          <text:h text:style-name="P1" text:outline-level="1">PROGRAM PLANNING AND PROPOSAL WRIRING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2-04T12:28:19.209673604</dc:date>
    <meta:print-date>2002-05-02T11:39:00</meta:print-date>
    <meta:editing-cycles>3</meta:editing-cycles>
    <meta:editing-duration>P2171DT9H31M44S</meta:editing-duration>
    <meta:generator>LibreOffice/4.2.7.2$Linux_X86_64 LibreOffice_project/420m0$Build-2</meta:generator>
    <meta:document-statistic meta:table-count="0" meta:image-count="0" meta:object-count="0" meta:page-count="2" meta:paragraph-count="3" meta:word-count="13" meta:character-count="91" meta:non-whitespace-character-count="81"/>
  </office:meta>
</office:document-meta>
</file>